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J. Binswanger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 October 1876</text:p>
      <text:p text:style-name="P6">Month<text:tab/><text:tab/><text:tab/><text:tab/><text:tab/><text:tab/>October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QUARRIES: NEAR RICHMOND, VA.<text:tab/><text:tab/>WHARF: SOUTH ST., SCHUYLKILL, PHILA./</text:span></text:p>
      <text:p text:style-name="P3"><text:span text:style-name="T1">Richmond Granite Company,/</text:span></text:p>
      <text:p text:style-name="P3"><text:span text:style-name="T1">612 &amp; 614 CHESTNUT STREET./</text:span></text:p>
      <text:p text:style-name="P4"><text:span text:style-name="T1">Philadelphia, Oct 2</text:span><text:span text:style-name="T2">nd</text:span><text:span text:style-name="T1"> 1876/</text:span></text:p>
      <text:p text:style-name="P2"><text:span text:style-name="T1">Rev S. Morais/</text:span></text:p>
      <text:p text:style-name="P4"><text:span text:style-name="T1"><text:tab/><text:tab/><text:tab/><text:tab/><text:tab/><text:tab/>Pr[?]t/</text:span></text:p>
      <text:p text:style-name="P2"><text:span text:style-name="T1">Dear Sir/</text:span></text:p>
      <text:p text:style-name="P2"><text:span text:style-name="T1">Your Note calling my attention to/ your communication in the Jewish/ Record on the subject of Hebrew/ Education &amp; offering your kind/ &amp; valuable services to our/ society was submitted to the/ Board at their last meeting./ <text:s/>Such was by them referred to the/ chairman of the Bd of School directors/ with power to avail himself of/ the offer so kindly made./ <text:s/>Mr. A. Adler the chair above/ alluded to desires me to say/ that he would be much pleased/ to have a personal interview/</text:span></text:p>
      <text:p text:style-name="P2"><text:span text:style-name="T1"/></text:p>
      <text:p text:style-name="P2"><text:span text:style-name="T1">[Page 2]</text:span></text:p>
      <text:p text:style-name="P2"><text:span text:style-name="T1">with you in the subject at/ the schoolrooms at such/ a time as it may suit your/ convenience. <text:s/>Next Sunday/ [?] (the 8</text:span><text:span text:style-name="T2">th</text:span><text:span text:style-name="T1"> inst) at 11 [?]/ would be agreeable to him./</text:span></text:p>
      <text:p text:style-name="P2"><text:span text:style-name="T1"><text:tab/>Yrs very truly/</text:span></text:p>
      <text:p text:style-name="P2"><text:span text:style-name="T1"><text:tab/><text:tab/>J. Binswanger/</text:span></text:p>
      <text:p text:style-name="P2"><text:span text:style-name="T1"><text:tab/><text:tab/>Pres. of the H. E. So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2:11:31</meta:creation-date>
    <dc:date>2009-05-28T12:26:56</dc:date>
    <dc:language>en-US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18" meta:character-count="2178"/>
  </office:meta>
</office:document-meta>
</file>